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svg:stroke-color="#ff0000" draw:fill="solid" draw:fill-color="#b2b2b2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2d80ff" draw:textarea-horizontal-align="center" draw:textarea-vertical-align="middle"/>
    </style:style>
    <style:style style:name="gr7" style:family="graphic" style:parent-style-name="standard">
      <style:graphic-properties draw:stroke="none" svg:stroke-color="#ff0000" draw:fill="solid" draw:fill-color="#000000" draw:textarea-horizontal-align="center" draw:textarea-vertical-align="middle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ff0000" draw:textarea-horizontal-align="center" draw:textarea-vertical-align="middle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draw:fill="solid" draw:fill-color="#00ff00" draw:textarea-horizontal-align="center" draw:textarea-vertical-align="middle"/>
    </style:style>
    <style:style style:name="gr12" style:family="graphic" style:parent-style-name="standard">
      <style:graphic-properties draw:stroke="none" draw:fill="solid" draw:fill-color="#ff9900" draw:textarea-horizontal-align="center" draw:textarea-vertical-align="middle"/>
    </style:style>
    <style:style style:name="gr13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14" style:family="graphic" style:parent-style-name="standard">
      <style:graphic-properties draw:stroke="none" draw:fill="solid" draw:fill-color="#8538cc" draw:textarea-horizontal-align="center" draw:textarea-vertical-align="middle"/>
    </style:style>
    <style:style style:name="gr15" style:family="graphic" style:parent-style-name="standard">
      <style:graphic-properties draw:stroke="none" draw:fill="solid" draw:fill-color="#ffff00" draw:textarea-horizontal-align="center" draw:textarea-vertical-align="middle"/>
    </style:style>
    <style:style style:name="gr16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solid" draw:fill-color="#008000" draw:textarea-horizontal-align="justify" draw:textarea-vertical-align="middle" draw:auto-grow-height="false" draw:shadow="hidden"/>
    </style:style>
    <style:style style:name="gr18" style:family="graphic" style:parent-style-name="standard">
      <style:graphic-properties draw:fill="solid" draw:fill-color="#ff808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6pt" fo:font-weight="bold" style:font-size-asian="18pt" style:font-size-complex="18pt"/>
    </style:style>
    <style:style style:name="T1" style:family="text">
      <style:text-properties fo:color="#ffffff" fo:font-size="16pt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Juggernaut, mutants, golems" draw:style-name="dp1" draw:master-page-name="Default">
        <office:forms form:automatic-focus="false" form:apply-design-mode="false"/>
        <draw:g>
          <draw:rect draw:style-name="gr1" draw:text-style-name="P1" draw:layer="layout" svg:width="1.905cm" svg:height="7.62cm" svg:x="1.004cm" svg:y="0.635cm">
            <text:p/>
          </draw:rect>
          <draw:line draw:style-name="gr2" draw:text-style-name="P1" draw:layer="layout" svg:x1="1.004cm" svg:y1="7.62cm" svg:x2="1.957cm" svg:y2="7.62cm">
            <text:p/>
          </draw:line>
          <draw:line draw:style-name="gr2" draw:text-style-name="P1" draw:layer="layout" svg:x1="1.969cm" svg:y1="1.27cm" svg:x2="2.922cm" svg:y2="1.27cm">
            <text:p/>
          </draw:line>
          <draw:line draw:style-name="gr3" draw:text-style-name="P1" draw:layer="layout" svg:x1="2.909cm" svg:y1="6.985cm" svg:x2="1.004cm" svg:y2="6.985cm">
            <text:p/>
          </draw:line>
          <draw:line draw:style-name="gr3" draw:text-style-name="P1" draw:layer="layout" svg:x1="2.909cm" svg:y1="1.905cm" svg:x2="1.004cm" svg:y2="1.905cm">
            <text:p/>
          </draw:line>
          <draw:line draw:style-name="gr3" draw:text-style-name="P1" draw:layer="layout" svg:x1="2.909cm" svg:y1="4.445cm" svg:x2="1.004cm" svg:y2="4.445cm">
            <text:p/>
          </draw:line>
        </draw:g>
        <draw:g>
          <draw:rect draw:style-name="gr4" draw:text-style-name="P1" draw:layer="layout" svg:width="1.905cm" svg:height="2.54cm" draw:transform="rotate (3.1415926535892) translate (6.719cm 12.065cm)">
            <text:p/>
          </draw:rect>
          <draw:rect draw:style-name="gr4" draw:text-style-name="P1" draw:layer="layout" svg:width="1.905cm" svg:height="2.54cm" svg:x="4.814cm" svg:y="12.065cm">
            <text:p/>
          </draw:rect>
          <draw:g>
            <draw:rect draw:style-name="gr1" draw:text-style-name="P1" draw:layer="layout" svg:width="1.905cm" svg:height="7.62cm" svg:x="4.814cm" svg:y="8.255cm">
              <text:p/>
            </draw:rect>
            <draw:line draw:style-name="gr2" draw:text-style-name="P1" draw:layer="layout" svg:x1="4.814cm" svg:y1="15.24cm" svg:x2="5.767cm" svg:y2="15.24cm">
              <text:p/>
            </draw:line>
            <draw:line draw:style-name="gr2" draw:text-style-name="P1" draw:layer="layout" svg:x1="5.779cm" svg:y1="8.89cm" svg:x2="6.732cm" svg:y2="8.89cm">
              <text:p/>
            </draw:line>
            <draw:line draw:style-name="gr3" draw:text-style-name="P1" draw:layer="layout" svg:x1="6.719cm" svg:y1="14.605cm" svg:x2="4.814cm" svg:y2="14.605cm">
              <text:p/>
            </draw:line>
            <draw:line draw:style-name="gr3" draw:text-style-name="P1" draw:layer="layout" svg:x1="6.719cm" svg:y1="9.525cm" svg:x2="4.814cm" svg:y2="9.525cm">
              <text:p/>
            </draw:line>
            <draw:line draw:style-name="gr3" draw:text-style-name="P1" draw:layer="layout" svg:x1="6.719cm" svg:y1="12.065cm" svg:x2="4.814cm" svg:y2="12.065cm">
              <text:p/>
            </draw:line>
          </draw:g>
          <draw:path draw:style-name="gr5" draw:text-style-name="P1" draw:layer="layout" svg:width="1.77cm" svg:height="2.193cm" svg:x="4.89cm" svg:y="12.319cm" svg:viewBox="0 0 1771 2194" svg:d="M903 682c112 0 206 82 225 189h30 38l447 259h-10l-8 86 8 4h-8l-3 38 2 2h-3l-7 78c62 20 106 78 106 146 0 85-69 153-153 153-57 0-106-30-133-76h-21l4-43c-2-11-4-22-4-34 0-21 5-41 12-59l14-166-281-162v334l226 130h4v2l5 3h-6l-44 506h-21l113 122h-317l16-122h-10l36-407-4-2h-561v-9l-27 23h-5l-35 395h-11l12 122h-317l117-122h-20l44-511h12l230-193v-370l-398-230h-37l1-20-8-5h9l5-62-9-5h10l4-52-14-8h15l33-383h9c-2-8-3-16-3-25h-212l217-39c17-66 77-115 149-115 52 0 99 27 126 67l684-121h595l-1176 208h-76c0 67-43 124-103 145l-25 278 307 176c38-74 115-125 205-125z">
            <text:p/>
          </draw:path>
          <draw:path draw:style-name="gr5" draw:text-style-name="P1" draw:layer="layout" svg:width="1.77cm" svg:height="2.193cm" svg:x="4.889cm" svg:y="9.617cm" svg:viewBox="0 0 1771 2194" svg:d="M903 1512c112 0 206-82 225-189h30 38l447-259h-10l-8-86 8-4h-8l-3-38 2-2h-3l-7-78c62-20 106-78 106-146 0-85-68-153-153-153-57 0-106 30-133 76h-21l4 43c-2 11-4 22-4 34 0 21 5 41 12 59l14 166-281 162v-334l226-130h4v-2l5-3h-6l-44-506h-21l113-122h-317l16 122h-10l36 407-4 2h-561v9l-27-23h-5l-34-395h-12l12-122h-317l117 122h-20l44 511h12l230 193v370l-398 230h-37l1 20-8 5h9l5 62-9 5h10l4 52-14 8h15l33 383h9c-2 8-3 16-3 25h-212l217 39c17 66 77 115 149 115 52 0 99-27 126-67l684 121h595l-1176-208h-76c0-67-43-124-103-145l-25-278 307-176c38 74 116 125 205 125z">
            <text:p/>
          </draw:path>
        </draw:g>
        <draw:g>
          <draw:rect draw:style-name="gr6" draw:text-style-name="P1" draw:layer="layout" svg:width="1.905cm" svg:height="2.54cm" svg:x="4.832cm" svg:y="1.905cm">
            <text:p/>
          </draw:rect>
          <draw:rect draw:style-name="gr6" draw:text-style-name="P1" draw:layer="layout" svg:width="1.905cm" svg:height="2.54cm" draw:transform="rotate (3.1415926535892) translate (6.731cm 6.985cm)">
            <text:p/>
          </draw:rect>
          <draw:g>
            <draw:rect draw:style-name="gr1" draw:text-style-name="P1" draw:layer="layout" svg:width="1.905cm" svg:height="7.62cm" svg:x="4.826cm" svg:y="0.635cm">
              <text:p/>
            </draw:rect>
            <draw:line draw:style-name="gr2" draw:text-style-name="P1" draw:layer="layout" svg:x1="4.826cm" svg:y1="7.62cm" svg:x2="5.779cm" svg:y2="7.62cm">
              <text:p/>
            </draw:line>
            <draw:line draw:style-name="gr2" draw:text-style-name="P1" draw:layer="layout" svg:x1="5.791cm" svg:y1="1.27cm" svg:x2="6.744cm" svg:y2="1.27cm">
              <text:p/>
            </draw:line>
            <draw:line draw:style-name="gr3" draw:text-style-name="P1" draw:layer="layout" svg:x1="6.731cm" svg:y1="6.985cm" svg:x2="4.826cm" svg:y2="6.985cm">
              <text:p/>
            </draw:line>
            <draw:line draw:style-name="gr3" draw:text-style-name="P1" draw:layer="layout" svg:x1="6.731cm" svg:y1="1.905cm" svg:x2="4.826cm" svg:y2="1.905cm">
              <text:p/>
            </draw:line>
            <draw:line draw:style-name="gr3" draw:text-style-name="P1" draw:layer="layout" svg:x1="6.731cm" svg:y1="4.445cm" svg:x2="4.826cm" svg:y2="4.445cm">
              <text:p/>
            </draw:line>
          </draw:g>
          <draw:g>
            <draw:path draw:style-name="gr7" draw:text-style-name="P1" draw:layer="layout" svg:width="1.777cm" svg:height="1.825cm" svg:x="4.895cm" svg:y="2.007cm" svg:viewBox="0 0 1778 1826" svg:d="M1149 1457c-103 0-186 83-186 184s83 185 186 185 185-83 185-185-83-184-185-184zM395 962c-47 0-86 39-86 86 0 35 20 65 49 79l162 280h2l11 24h464 217 6l-2-5 221-315h249c1 0 2 0 4 0 47 0 86-39 86-87s-39-86-86-86c-7 0-14 1-20 2v-2h-112-209-8l-161 229-141-303h-2l441-864h-241l-396 776-30-350c1-7 2-15 2-23 0-56-43-103-98-110l-3-7h-714l96 207h511l32 371h-13l184 395h-202l-114-197h-14c1-4 1-9 1-14 0-47-39-86-86-86z">
              <text:p/>
            </draw:path>
            <draw:custom-shape draw:style-name="gr8" draw:text-style-name="P1" draw:layer="layout" svg:width="0.394cm" svg:height="0.069cm" draw:transform="rotate (0.1745329251994) translate (5.89cm 3.771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328cm" svg:height="0.168cm" draw:transform="rotate (0.1745329251994) translate (5.832cm 3.748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ath draw:style-name="gr7" draw:text-style-name="P1" draw:layer="layout" svg:width="1.777cm" svg:height="1.825cm" svg:x="4.889cm" svg:y="5.057cm" svg:viewBox="0 0 1778 1826" svg:d="M1149 369c-103 0-186-83-186-184s83-185 186-185 185 83 185 185-83 184-185 184zM395 864c-47 0-86-39-86-86 0-35 20-65 49-79l162-280h2l11-24h464 217 6l-2 5 221 315h249c1 0 2 0 4 0 47 0 86 39 86 87s-39 86-86 86c-7 0-14-1-20-2v2h-112-209-8l-161-229-141 303h-2l441 864h-241l-396-776-30 350c1 7 2 15 2 23 0 56-43 103-98 110l-3 7h-714l96-207h511l32-371h-13l184-395h-202l-114 197h-14c1 4 1 9 1 14 0 47-39 86-86 86z">
              <text:p/>
            </draw:path>
            <draw:custom-shape draw:style-name="gr8" draw:text-style-name="P1" draw:layer="layout" svg:width="0.394cm" svg:height="0.069cm" draw:transform="rotate (0.1745329251994) translate (5.884cm 5.11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328cm" svg:height="0.168cm" draw:transform="rotate (0.1745329251994) translate (5.826cm 5.0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rect draw:style-name="gr9" draw:text-style-name="P1" draw:layer="layout" svg:width="1.905cm" svg:height="2.54cm" draw:transform="rotate (3.1415926535892) translate (8.63cm 4.445cm)">
            <text:p/>
          </draw:rect>
          <draw:rect draw:style-name="gr9" draw:text-style-name="P1" draw:layer="layout" svg:width="1.905cm" svg:height="2.54cm" svg:x="6.731cm" svg:y="4.445cm">
            <text:p/>
          </draw:rect>
          <draw:g>
            <draw:rect draw:style-name="gr1" draw:text-style-name="P1" draw:layer="layout" svg:width="1.905cm" svg:height="7.62cm" svg:x="6.719cm" svg:y="0.635cm">
              <text:p/>
            </draw:rect>
            <draw:line draw:style-name="gr2" draw:text-style-name="P1" draw:layer="layout" svg:x1="6.719cm" svg:y1="7.62cm" svg:x2="7.672cm" svg:y2="7.62cm">
              <text:p/>
            </draw:line>
            <draw:line draw:style-name="gr2" draw:text-style-name="P1" draw:layer="layout" svg:x1="7.684cm" svg:y1="1.27cm" svg:x2="8.637cm" svg:y2="1.27cm">
              <text:p/>
            </draw:line>
            <draw:line draw:style-name="gr3" draw:text-style-name="P1" draw:layer="layout" svg:x1="8.624cm" svg:y1="6.985cm" svg:x2="6.719cm" svg:y2="6.985cm">
              <text:p/>
            </draw:line>
            <draw:line draw:style-name="gr3" draw:text-style-name="P1" draw:layer="layout" svg:x1="8.624cm" svg:y1="1.905cm" svg:x2="6.719cm" svg:y2="1.905cm">
              <text:p/>
            </draw:line>
            <draw:line draw:style-name="gr3" draw:text-style-name="P1" draw:layer="layout" svg:x1="8.624cm" svg:y1="4.445cm" svg:x2="6.719cm" svg:y2="4.445cm">
              <text:p/>
            </draw:line>
          </draw:g>
          <draw:g>
            <draw:path draw:style-name="gr7" draw:text-style-name="P1" draw:layer="layout" svg:width="1.777cm" svg:height="1.825cm" svg:x="6.788cm" svg:y="2.007cm" svg:viewBox="0 0 1778 1826" svg:d="M1149 1457c-103 0-186 83-186 184s83 185 186 185 185-83 185-185-83-184-185-184zM395 962c-47 0-86 39-86 86 0 35 20 65 49 79l162 280h2l11 24h464 217 6l-2-5 221-315h249c1 0 2 0 4 0 47 0 86-39 86-87s-39-86-86-86c-7 0-14 1-20 2v-2h-112-209-8l-161 229-141-303h-2l441-864h-241l-396 776-30-350c1-7 2-15 2-23 0-56-43-103-98-110l-3-7h-714l96 207h511l32 371h-13l184 395h-202l-114-197h-14c1-4 1-9 1-14 0-47-39-86-86-86z">
              <text:p/>
            </draw:path>
            <draw:custom-shape draw:style-name="gr8" draw:text-style-name="P1" draw:layer="layout" svg:width="0.615cm" svg:height="0.599cm" draw:transform="rotate (-0.349065850399987) translate (7.63cm 2.06cm)">
              <text:p/>
              <draw:enhanced-geometry svg:viewBox="0 0 21600 21600" draw:mirror-vertical="true" draw:glue-points="10800 0 5400 10800 0 21600 10800 21600 21600 21600 16200 10800" draw:text-areas="1900 12700 12700 19700" draw:type="right-triangle" draw:enhanced-path="M 0 0 L 21600 21600 0 21600 0 0 Z N"/>
            </draw:custom-shape>
            <draw:custom-shape draw:style-name="gr10" draw:text-style-name="P1" draw:layer="layout" svg:width="0.418cm" svg:height="0.323cm" svg:x="7.667cm" svg:y="3.661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8" draw:text-style-name="P1" draw:layer="layout" svg:width="0.46cm" svg:height="0.165cm" svg:x="7.573cm" svg:y="3.627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46cm" svg:height="0.169cm" draw:transform="rotate (-0.785398163398487) translate (7.966cm 3.584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442cm" svg:height="0.399cm" svg:x="7.348cm" svg:y="3.613cm">
              <text:p/>
              <draw:enhanced-geometry svg:viewBox="0 0 21600 21600" draw:mirror-vertical="true" draw:type="block-arc" draw:modifiers="-175.606295513144 10000.4957928766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g>
            <draw:path draw:style-name="gr7" draw:text-style-name="P1" draw:layer="layout" svg:width="1.777cm" svg:height="1.825cm" svg:x="6.794cm" svg:y="5.057cm" svg:viewBox="0 0 1778 1826" svg:d="M1149 369c-103 0-186-83-186-184s83-185 186-185 185 83 185 185-83 184-185 184zM395 864c-47 0-86-39-86-86 0-35 20-65 49-79l162-280h2l11-24h464 217 6l-2 5 221 315h249c1 0 2 0 4 0 47 0 86 39 86 87s-39 86-86 86c-7 0-14-1-20-2v2h-112-209-8l-161-229-141 303h-2l441 864h-241l-396-776-30 350c1 7 2 15 2 23 0 56-43 103-98 110l-3 7h-714l96-207h511l32-371h-13l184-395h-202l-114 197h-14c1 4 1 9 1 14 0 47-39 86-86 86z">
              <text:p/>
            </draw:path>
            <draw:custom-shape draw:style-name="gr8" draw:text-style-name="P1" draw:layer="layout" svg:width="0.615cm" svg:height="0.599cm" draw:transform="rotate (-0.349065850399987) translate (7.636cm 6.054cm)">
              <text:p/>
              <draw:enhanced-geometry svg:viewBox="0 0 21600 21600" draw:mirror-vertical="false" draw:glue-points="10800 0 5400 10800 0 21600 10800 21600 21600 21600 16200 10800" draw:text-areas="1900 12700 12700 19700" draw:type="right-triangle" draw:enhanced-path="M 0 0 L 21600 21600 0 21600 0 0 Z N"/>
            </draw:custom-shape>
            <draw:custom-shape draw:style-name="gr10" draw:text-style-name="P1" draw:layer="layout" svg:width="0.418cm" svg:height="0.323cm" svg:x="7.673cm" svg:y="4.903cm">
              <text:p/>
              <draw:enhanced-geometry svg:viewBox="0 0 21600 21600" draw:mirror-vertical="false" draw:type="rectangle" draw:enhanced-path="M 0 0 L 21600 0 21600 21600 0 21600 0 0 Z N"/>
            </draw:custom-shape>
            <draw:custom-shape draw:style-name="gr8" draw:text-style-name="P1" draw:layer="layout" svg:width="0.46cm" svg:height="0.165cm" svg:x="7.579cm" svg:y="5.095cm">
              <text:p/>
    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46cm" svg:height="0.169cm" draw:transform="rotate (-0.785398163398487) translate (7.972cm 4.858cm)">
              <text:p/>
    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442cm" svg:height="0.399cm" svg:x="7.354cm" svg:y="4.875cm">
              <text:p/>
              <draw:enhanced-geometry svg:viewBox="0 0 21600 21600" draw:mirror-vertical="false" draw:type="block-arc" draw:modifiers="-175.606295513144 10000.4957928766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</draw:g>
        <draw:g>
          <draw:rect draw:style-name="gr11" draw:text-style-name="P1" draw:layer="layout" svg:width="1.905cm" svg:height="2.54cm" svg:x="8.636cm" svg:y="4.445cm">
            <text:p/>
          </draw:rect>
          <draw:g>
            <draw:path draw:style-name="gr7" draw:text-style-name="P1" draw:layer="layout" svg:width="0.37cm" svg:height="0.368cm" svg:x="9.662cm" svg:y="5.057cm" svg:viewBox="0 0 371 369" svg:d="M186 369c-103 0-186-83-186-184s83-185 186-185 185 83 185 185-83 184-185 184z">
              <text:p/>
            </draw:path>
            <draw:path draw:style-name="gr7" draw:text-style-name="P1" draw:layer="layout" svg:width="1.777cm" svg:height="1.43cm" svg:x="8.699cm" svg:y="5.452cm" svg:viewBox="0 0 1778 1431" svg:d="M395 469c-47 0-86-39-86-86 0-35 20-65 49-79l162-280h2l11-24h464 217 6l-2 5 221 315h249c1 0 2 0 4 0 47 0 86 39 86 87s-39 86-86 86c-7 0-14-1-20-2v2h-112-209-8l-161-229-141 303h-2l441 864h-241l-396-776-30 350c1 7 2 15 2 23 0 56-43 103-98 110l-3 7h-714l96-207h511l32-371h-13l184-395h-202l-114 197h-14c1 4 1 9 1 14 0 47-39 86-86 86z">
              <text:p/>
            </draw:path>
            <draw:custom-shape draw:style-name="gr10" draw:text-style-name="P1" draw:layer="layout" svg:width="0.286cm" svg:height="0.268cm" draw:transform="rotate (0.1745329251994) translate (9.64cm 4.895cm)">
              <text:p/>
              <draw:enhanced-geometry svg:viewBox="0 0 21600 21600" draw:mirror-vertical="false" draw:type="rectangle" draw:enhanced-path="M 0 0 L 21600 0 21600 21600 0 21600 0 0 Z N"/>
            </draw:custom-shape>
            <draw:custom-shape draw:style-name="gr8" draw:text-style-name="P1" draw:layer="layout" svg:width="0.54cm" svg:height="0.049cm" draw:transform="rotate (0.1745329251994) translate (9.551cm 5.163cm)">
              <text:p/>
    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027cm" svg:height="1.031cm" draw:transform="rotate (-0.349065850399987) translate (10.447cm 5.73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rect draw:style-name="gr11" draw:text-style-name="P1" draw:layer="layout" svg:width="1.905cm" svg:height="2.54cm" draw:transform="rotate (3.1415926535892) translate (10.547cm 4.445cm)">
            <text:p/>
          </draw:rect>
          <draw:g>
            <draw:rect draw:style-name="gr1" draw:text-style-name="P1" draw:layer="layout" svg:width="1.905cm" svg:height="7.62cm" svg:x="8.636cm" svg:y="0.635cm">
              <text:p/>
            </draw:rect>
            <draw:line draw:style-name="gr2" draw:text-style-name="P1" draw:layer="layout" svg:x1="8.636cm" svg:y1="7.62cm" svg:x2="9.589cm" svg:y2="7.62cm">
              <text:p/>
            </draw:line>
            <draw:line draw:style-name="gr2" draw:text-style-name="P1" draw:layer="layout" svg:x1="9.601cm" svg:y1="1.27cm" svg:x2="10.554cm" svg:y2="1.27cm">
              <text:p/>
            </draw:line>
            <draw:line draw:style-name="gr3" draw:text-style-name="P1" draw:layer="layout" svg:x1="10.541cm" svg:y1="6.985cm" svg:x2="8.636cm" svg:y2="6.985cm">
              <text:p/>
            </draw:line>
            <draw:line draw:style-name="gr3" draw:text-style-name="P1" draw:layer="layout" svg:x1="10.541cm" svg:y1="1.905cm" svg:x2="8.636cm" svg:y2="1.905cm">
              <text:p/>
            </draw:line>
            <draw:line draw:style-name="gr3" draw:text-style-name="P1" draw:layer="layout" svg:x1="10.541cm" svg:y1="4.445cm" svg:x2="8.636cm" svg:y2="4.445cm">
              <text:p/>
            </draw:line>
          </draw:g>
          <draw:g>
            <draw:path draw:style-name="gr7" draw:text-style-name="P1" draw:layer="layout" svg:width="0.37cm" svg:height="0.368cm" svg:x="9.668cm" svg:y="3.464cm" svg:viewBox="0 0 371 369" svg:d="M186 0c-103 0-186 83-186 184s83 185 186 185 185-83 185-185-83-184-185-184z">
              <text:p/>
            </draw:path>
            <draw:path draw:style-name="gr7" draw:text-style-name="P1" draw:layer="layout" svg:width="1.777cm" svg:height="1.43cm" svg:x="8.705cm" svg:y="2.007cm" svg:viewBox="0 0 1778 1431" svg:d="M395 962c-47 0-86 39-86 86 0 35 20 65 49 79l162 280h2l11 24h464 217 6l-2-5 221-315h249c1 0 2 0 4 0 47 0 86-39 86-87s-39-86-86-86c-7 0-14 1-20 2v-2h-112-209-8l-161 229-141-303h-2l441-864h-241l-396 776-30-350c1-7 2-15 2-23 0-56-43-103-98-110l-3-7h-714l96 207h511l32 371h-13l184 395h-202l-114-197h-14c1-4 1-9 1-14 0-47-39-86-86-86z">
              <text:p/>
            </draw:path>
            <draw:custom-shape draw:style-name="gr10" draw:text-style-name="P1" draw:layer="layout" svg:width="0.286cm" svg:height="0.268cm" draw:transform="rotate (0.1745329251994) translate (9.646cm 3.781cm)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8" draw:text-style-name="P1" draw:layer="layout" svg:width="0.54cm" svg:height="0.049cm" draw:transform="rotate (0.1745329251994) translate (9.557cm 3.773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027cm" svg:height="1.031cm" draw:transform="rotate (-0.349065850399987) translate (10.453cm 2.17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</draw:g>
        <draw:g>
          <draw:rect draw:style-name="gr12" draw:text-style-name="P1" draw:layer="layout" svg:width="1.905cm" svg:height="2.54cm" svg:x="10.541cm" svg:y="4.445cm">
            <text:p/>
          </draw:rect>
          <draw:g>
            <draw:path draw:style-name="gr7" draw:text-style-name="P1" draw:layer="layout" svg:width="1.777cm" svg:height="1.825cm" svg:x="10.604cm" svg:y="5.057cm" svg:viewBox="0 0 1778 1826" svg:d="M1149 369c-103 0-186-83-186-184s83-185 186-185 185 83 185 185-83 184-185 184zM395 864c-47 0-86-39-86-86 0-35 20-65 49-79l162-280h2l11-24h464 217 6l-2 5 221 315h249c1 0 2 0 4 0 47 0 86 39 86 87s-39 86-86 86c-7 0-14-1-20-2v2h-112-209-8l-161-229-141 303h-2l441 864h-241l-396-776-30 350c1 7 2 15 2 23 0 56-43 103-98 110l-3 7h-714l96-207h511l32-371h-13l184-395h-202l-114 197h-14c1 4 1 9 1 14 0 47-39 86-86 86z">
              <text:p/>
            </draw:path>
            <draw:custom-shape draw:style-name="gr13" draw:text-style-name="P1" draw:layer="layout" svg:width="0.458cm" svg:height="0.559cm" draw:transform="rotate (-0.261799387800286) translate (11.56cm 4.782cm)">
              <text:p/>
              <draw:enhanced-geometry draw:mirror-vertical="true" draw:mirror-horizontal="false" draw:glue-point-type="segments" draw:type="mso-spt100" draw:modifiers="179.69685055632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8" draw:text-style-name="P1" draw:layer="layout" svg:width="0.143cm" svg:height="0.463cm" draw:transform="rotate (-0.0872664626008864) translate (11.171cm 6.006cm)">
              <text:p/>
    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143cm" svg:height="0.494cm" draw:transform="rotate (0.4363323129985) translate (11.58cm 6.051cm)">
              <text:p/>
    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238cm" svg:height="0.206cm" svg:x="11.813cm" svg:y="4.933cm">
              <text:p/>
              <draw:enhanced-geometry svg:viewBox="0 0 21600 21600" draw:mirror-vertical="false" draw:glue-points="10800 0 5400 10800 0 21600 10800 21600 21600 21600 16200 10800" draw:text-areas="1900 12700 12700 19700" draw:type="right-triangle" draw:enhanced-path="M 0 0 L 21600 21600 0 21600 0 0 Z N"/>
            </draw:custom-shape>
            <draw:custom-shape draw:style-name="gr8" draw:text-style-name="P1" draw:layer="layout" svg:width="0.26cm" svg:height="0.322cm" draw:transform="rotate (-0.349065850399987) translate (11.419cm 4.959cm)">
              <text:p/>
              <draw:enhanced-geometry svg:viewBox="0 0 21600 21600" draw:mirror-horizontal="true" draw:mirror-vertical="false" draw:glue-points="10800 0 5400 10800 0 21600 10800 21600 21600 21600 16200 10800" draw:text-areas="1900 12700 12700 19700" draw:type="right-triangle" draw:enhanced-path="M 0 0 L 21600 21600 0 21600 0 0 Z N"/>
            </draw:custom-shape>
            <draw:custom-shape draw:style-name="gr8" draw:text-style-name="P1" draw:layer="layout" svg:width="0.143cm" svg:height="0.491cm" draw:transform="rotate (0.4363323129985) translate (11.405cm 6.162cm)">
              <text:p/>
    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143cm" svg:height="0.516cm" draw:transform="rotate (-0.0872664626008864) translate (11.352cm 6.053cm)">
              <text:p/>
    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rect draw:style-name="gr12" draw:text-style-name="P1" draw:layer="layout" svg:width="1.905cm" svg:height="2.54cm" draw:transform="rotate (3.1415926535892) translate (12.452cm 4.445cm)">
            <text:p/>
          </draw:rect>
          <draw:g>
            <draw:rect draw:style-name="gr1" draw:text-style-name="P1" draw:layer="layout" svg:width="1.905cm" svg:height="7.62cm" svg:x="10.541cm" svg:y="0.635cm">
              <text:p/>
            </draw:rect>
            <draw:line draw:style-name="gr2" draw:text-style-name="P1" draw:layer="layout" svg:x1="10.541cm" svg:y1="7.62cm" svg:x2="11.494cm" svg:y2="7.62cm">
              <text:p/>
            </draw:line>
            <draw:line draw:style-name="gr2" draw:text-style-name="P1" draw:layer="layout" svg:x1="11.506cm" svg:y1="1.27cm" svg:x2="12.459cm" svg:y2="1.27cm">
              <text:p/>
            </draw:line>
            <draw:line draw:style-name="gr3" draw:text-style-name="P1" draw:layer="layout" svg:x1="12.446cm" svg:y1="6.985cm" svg:x2="10.541cm" svg:y2="6.985cm">
              <text:p/>
            </draw:line>
            <draw:line draw:style-name="gr3" draw:text-style-name="P1" draw:layer="layout" svg:x1="12.446cm" svg:y1="1.905cm" svg:x2="10.541cm" svg:y2="1.905cm">
              <text:p/>
            </draw:line>
            <draw:line draw:style-name="gr3" draw:text-style-name="P1" draw:layer="layout" svg:x1="12.446cm" svg:y1="4.445cm" svg:x2="10.541cm" svg:y2="4.445cm">
              <text:p/>
            </draw:line>
          </draw:g>
          <draw:g>
            <draw:path draw:style-name="gr7" draw:text-style-name="P1" draw:layer="layout" svg:width="1.777cm" svg:height="1.825cm" svg:x="10.61cm" svg:y="2.007cm" svg:viewBox="0 0 1778 1826" svg:d="M1149 1457c-103 0-186 83-186 184s83 185 186 185 185-83 185-185-83-184-185-184zM395 962c-47 0-86 39-86 86 0 35 20 65 49 79l162 280h2l11 24h464 217 6l-2-5 221-315h249c1 0 2 0 4 0 47 0 86-39 86-87s-39-86-86-86c-7 0-14 1-20 2v-2h-112-209-8l-161 229-141-303h-2l441-864h-241l-396 776-30-350c1-7 2-15 2-23 0-56-43-103-98-110l-3-7h-714l96 207h511l32 371h-13l184 395h-202l-114-197h-14c1-4 1-9 1-14 0-47-39-86-86-86z">
              <text:p/>
            </draw:path>
            <draw:custom-shape draw:style-name="gr13" draw:text-style-name="P1" draw:layer="layout" svg:width="0.458cm" svg:height="0.561cm" draw:transform="rotate (-0.261799387800286) translate (11.566cm 3.446cm)">
              <text:p/>
              <draw:enhanced-geometry draw:mirror-vertical="false" draw:mirror-horizontal="false" draw:glue-point-type="segments" draw:type="mso-spt100" draw:modifiers="179.69685055632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8" draw:text-style-name="P1" draw:layer="layout" svg:width="0.143cm" svg:height="0.464cm" draw:transform="rotate (-0.0872664626008864) translate (11.177cm 2.41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143cm" svg:height="0.494cm" draw:transform="rotate (0.4363323129985) translate (11.586cm 2.451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238cm" svg:height="0.206cm" svg:x="11.819cm" svg:y="3.751cm">
              <text:p/>
              <draw:enhanced-geometry svg:viewBox="0 0 21600 21600" draw:mirror-vertical="true" draw:glue-points="10800 0 5400 10800 0 21600 10800 21600 21600 21600 16200 10800" draw:text-areas="1900 12700 12700 19700" draw:type="right-triangle" draw:enhanced-path="M 0 0 L 21600 21600 0 21600 0 0 Z N"/>
            </draw:custom-shape>
            <draw:custom-shape draw:style-name="gr8" draw:text-style-name="P1" draw:layer="layout" svg:width="0.26cm" svg:height="0.322cm" draw:transform="rotate (-0.349065850399987) translate (11.425cm 3.539cm)">
              <text:p/>
              <draw:enhanced-geometry svg:viewBox="0 0 21600 21600" draw:mirror-horizontal="true" draw:mirror-vertical="true" draw:glue-points="10800 0 5400 10800 0 21600 10800 21600 21600 21600 16200 10800" draw:text-areas="1900 12700 12700 19700" draw:type="right-triangle" draw:enhanced-path="M 0 0 L 21600 21600 0 21600 0 0 Z N"/>
            </draw:custom-shape>
            <draw:custom-shape draw:style-name="gr8" draw:text-style-name="P1" draw:layer="layout" svg:width="0.143cm" svg:height="0.491cm" draw:transform="rotate (0.4363323129985) translate (11.411cm 2.34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143cm" svg:height="0.516cm" draw:transform="rotate (-0.0872664626008864) translate (11.358cm 2.311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rect draw:style-name="gr4" draw:text-style-name="P1" draw:layer="layout" svg:width="1.905cm" svg:height="2.54cm" draw:transform="rotate (3.1415926535892) translate (8.624cm 12.065cm)">
            <text:p/>
          </draw:rect>
          <draw:rect draw:style-name="gr4" draw:text-style-name="P1" draw:layer="layout" svg:width="1.905cm" svg:height="2.54cm" svg:x="6.719cm" svg:y="12.065cm">
            <text:p/>
          </draw:rect>
          <draw:g>
            <draw:rect draw:style-name="gr1" draw:text-style-name="P1" draw:layer="layout" svg:width="1.905cm" svg:height="7.62cm" svg:x="6.719cm" svg:y="8.255cm">
              <text:p/>
            </draw:rect>
            <draw:line draw:style-name="gr2" draw:text-style-name="P1" draw:layer="layout" svg:x1="6.719cm" svg:y1="15.24cm" svg:x2="7.672cm" svg:y2="15.24cm">
              <text:p/>
            </draw:line>
            <draw:line draw:style-name="gr2" draw:text-style-name="P1" draw:layer="layout" svg:x1="7.684cm" svg:y1="8.89cm" svg:x2="8.637cm" svg:y2="8.89cm">
              <text:p/>
            </draw:line>
            <draw:line draw:style-name="gr3" draw:text-style-name="P1" draw:layer="layout" svg:x1="8.624cm" svg:y1="14.605cm" svg:x2="6.719cm" svg:y2="14.605cm">
              <text:p/>
            </draw:line>
            <draw:line draw:style-name="gr3" draw:text-style-name="P1" draw:layer="layout" svg:x1="8.624cm" svg:y1="9.525cm" svg:x2="6.719cm" svg:y2="9.525cm">
              <text:p/>
            </draw:line>
            <draw:line draw:style-name="gr3" draw:text-style-name="P1" draw:layer="layout" svg:x1="8.624cm" svg:y1="12.065cm" svg:x2="6.719cm" svg:y2="12.065cm">
              <text:p/>
            </draw:line>
          </draw:g>
          <draw:path draw:style-name="gr5" draw:text-style-name="P1" draw:layer="layout" svg:width="1.77cm" svg:height="2.193cm" svg:x="6.795cm" svg:y="12.319cm" svg:viewBox="0 0 1771 2194" svg:d="M903 682c112 0 206 82 225 189h30 38l447 259h-10l-8 86 8 4h-8l-3 38 2 2h-3l-7 78c62 20 106 78 106 146 0 85-69 153-153 153-57 0-106-30-133-76h-21l4-43c-2-11-4-22-4-34 0-21 5-41 12-59l14-166-281-162v334l226 130h4v2l5 3h-6l-44 506h-21l113 122h-317l16-122h-10l36-407-4-2h-561v-9l-27 23h-5l-35 395h-11l12 122h-317l117-122h-20l44-511h12l230-193v-370l-398-230h-37l1-20-8-5h9l5-62-9-5h10l4-52-14-8h15l33-383h9c-2-8-3-16-3-25h-212l217-39c17-66 77-115 149-115 52 0 99 27 126 67l684-121h595l-1176 208h-76c0 67-43 124-103 145l-25 278 307 176c38-74 115-125 205-125z">
            <text:p/>
          </draw:path>
          <draw:path draw:style-name="gr5" draw:text-style-name="P1" draw:layer="layout" svg:width="1.77cm" svg:height="2.193cm" svg:x="6.794cm" svg:y="9.617cm" svg:viewBox="0 0 1771 2194" svg:d="M903 1512c112 0 206-82 225-189h30 38l447-259h-10l-8-86 8-4h-8l-3-38 2-2h-3l-7-78c62-20 106-78 106-146 0-85-68-153-153-153-57 0-106 30-133 76h-21l4 43c-2 11-4 22-4 34 0 21 5 41 12 59l14 166-281 162v-334l226-130h4v-2l5-3h-6l-44-506h-21l113-122h-317l16 122h-10l36 407-4 2h-561v9l-27-23h-5l-34-395h-12l12-122h-317l117 122h-20l44 511h12l230 193v370l-398 230h-37l1 20-8 5h9l5 62-9 5h10l4 52-14 8h15l33 383h9c-2 8-3 16-3 25h-212l217 39c17 66 77 115 149 115 52 0 99-27 126-67l684 121h595l-1176-208h-76c0-67-43-124-103-145l-25-278 307-176c38 74 116 125 205 125z">
            <text:p/>
          </draw:path>
        </draw:g>
        <draw:g>
          <draw:rect draw:style-name="gr4" draw:text-style-name="P1" draw:layer="layout" svg:width="1.905cm" svg:height="2.54cm" draw:transform="rotate (3.1415926535892) translate (10.541cm 12.065cm)">
            <text:p/>
          </draw:rect>
          <draw:rect draw:style-name="gr4" draw:text-style-name="P1" draw:layer="layout" svg:width="1.905cm" svg:height="2.54cm" svg:x="8.636cm" svg:y="12.065cm">
            <text:p/>
          </draw:rect>
          <draw:g>
            <draw:rect draw:style-name="gr1" draw:text-style-name="P1" draw:layer="layout" svg:width="1.905cm" svg:height="7.62cm" svg:x="8.636cm" svg:y="8.255cm">
              <text:p/>
            </draw:rect>
            <draw:line draw:style-name="gr2" draw:text-style-name="P1" draw:layer="layout" svg:x1="8.636cm" svg:y1="15.24cm" svg:x2="9.589cm" svg:y2="15.24cm">
              <text:p/>
            </draw:line>
            <draw:line draw:style-name="gr2" draw:text-style-name="P1" draw:layer="layout" svg:x1="9.601cm" svg:y1="8.89cm" svg:x2="10.554cm" svg:y2="8.89cm">
              <text:p/>
            </draw:line>
            <draw:line draw:style-name="gr3" draw:text-style-name="P1" draw:layer="layout" svg:x1="10.541cm" svg:y1="14.605cm" svg:x2="8.636cm" svg:y2="14.605cm">
              <text:p/>
            </draw:line>
            <draw:line draw:style-name="gr3" draw:text-style-name="P1" draw:layer="layout" svg:x1="10.541cm" svg:y1="9.525cm" svg:x2="8.636cm" svg:y2="9.525cm">
              <text:p/>
            </draw:line>
            <draw:line draw:style-name="gr3" draw:text-style-name="P1" draw:layer="layout" svg:x1="10.541cm" svg:y1="12.065cm" svg:x2="8.636cm" svg:y2="12.065cm">
              <text:p/>
            </draw:line>
          </draw:g>
          <draw:path draw:style-name="gr5" draw:text-style-name="P1" draw:layer="layout" svg:width="1.77cm" svg:height="2.193cm" svg:x="8.712cm" svg:y="12.319cm" svg:viewBox="0 0 1771 2194" svg:d="M903 682c112 0 206 82 225 189h30 38l447 259h-10l-8 86 8 4h-8l-3 38 2 2h-3l-7 78c62 20 106 78 106 146 0 85-69 153-153 153-57 0-106-30-133-76h-21l4-43c-2-11-4-22-4-34 0-21 5-41 12-59l14-166-281-162v334l226 130h4v2l5 3h-6l-44 506h-21l113 122h-317l16-122h-10l36-407-4-2h-561v-9l-27 23h-5l-35 395h-11l12 122h-317l117-122h-20l44-511h12l230-193v-370l-398-230h-37l1-20-8-5h9l5-62-9-5h10l4-52-14-8h15l33-383h9c-2-8-3-16-3-25h-212l217-39c17-66 77-115 149-115 52 0 99 27 126 67l684-121h595l-1176 208h-76c0 67-43 124-103 145l-25 278 307 176c38-74 115-125 205-125z">
            <text:p/>
          </draw:path>
          <draw:path draw:style-name="gr5" draw:text-style-name="P1" draw:layer="layout" svg:width="1.77cm" svg:height="2.193cm" svg:x="8.711cm" svg:y="9.617cm" svg:viewBox="0 0 1771 2194" svg:d="M903 1512c112 0 206-82 225-189h30 38l447-259h-10l-8-86 8-4h-8l-3-38 2-2h-3l-7-78c62-20 106-78 106-146 0-85-68-153-153-153-57 0-106 30-133 76h-21l4 43c-2 11-4 22-4 34 0 21 5 41 12 59l14 166-281 162v-334l226-130h4v-2l5-3h-6l-44-506h-21l113-122h-317l16 122h-10l36 407-4 2h-561v9l-27-23h-5l-34-395h-12l12-122h-317l117 122h-20l44 511h12l230 193v370l-398 230h-37l1 20-8 5h9l5 62-9 5h10l4 52-14 8h15l33 383h9c-2 8-3 16-3 25h-212l217 39c17 66 77 115 149 115 52 0 99-27 126-67l684 121h595l-1176-208h-76c0-67-43-124-103-145l-25-278 307-176c38 74 116 125 205 125z">
            <text:p/>
          </draw:path>
        </draw:g>
        <draw:g>
          <draw:rect draw:style-name="gr4" draw:text-style-name="P1" draw:layer="layout" svg:width="1.905cm" svg:height="2.54cm" draw:transform="rotate (3.1415926535892) translate (12.434cm 12.065cm)">
            <text:p/>
          </draw:rect>
          <draw:rect draw:style-name="gr4" draw:text-style-name="P1" draw:layer="layout" svg:width="1.905cm" svg:height="2.54cm" svg:x="10.529cm" svg:y="12.065cm">
            <text:p/>
          </draw:rect>
          <draw:g>
            <draw:rect draw:style-name="gr1" draw:text-style-name="P1" draw:layer="layout" svg:width="1.905cm" svg:height="7.62cm" svg:x="10.529cm" svg:y="8.255cm">
              <text:p/>
            </draw:rect>
            <draw:line draw:style-name="gr2" draw:text-style-name="P1" draw:layer="layout" svg:x1="10.529cm" svg:y1="15.24cm" svg:x2="11.482cm" svg:y2="15.24cm">
              <text:p/>
            </draw:line>
            <draw:line draw:style-name="gr2" draw:text-style-name="P1" draw:layer="layout" svg:x1="11.494cm" svg:y1="8.89cm" svg:x2="12.447cm" svg:y2="8.89cm">
              <text:p/>
            </draw:line>
            <draw:line draw:style-name="gr3" draw:text-style-name="P1" draw:layer="layout" svg:x1="12.434cm" svg:y1="14.605cm" svg:x2="10.529cm" svg:y2="14.605cm">
              <text:p/>
            </draw:line>
            <draw:line draw:style-name="gr3" draw:text-style-name="P1" draw:layer="layout" svg:x1="12.434cm" svg:y1="9.525cm" svg:x2="10.529cm" svg:y2="9.525cm">
              <text:p/>
            </draw:line>
            <draw:line draw:style-name="gr3" draw:text-style-name="P1" draw:layer="layout" svg:x1="12.434cm" svg:y1="12.065cm" svg:x2="10.529cm" svg:y2="12.065cm">
              <text:p/>
            </draw:line>
          </draw:g>
          <draw:path draw:style-name="gr5" draw:text-style-name="P1" draw:layer="layout" svg:width="1.77cm" svg:height="2.193cm" svg:x="10.605cm" svg:y="12.319cm" svg:viewBox="0 0 1771 2194" svg:d="M903 682c112 0 206 82 225 189h30 38l447 259h-10l-8 86 8 4h-8l-3 38 2 2h-3l-7 78c62 20 106 78 106 146 0 85-69 153-153 153-57 0-106-30-133-76h-21l4-43c-2-11-4-22-4-34 0-21 5-41 12-59l14-166-281-162v334l226 130h4v2l5 3h-6l-44 506h-21l113 122h-317l16-122h-10l36-407-4-2h-561v-9l-27 23h-5l-35 395h-11l12 122h-317l117-122h-20l44-511h12l230-193v-370l-398-230h-37l1-20-8-5h9l5-62-9-5h10l4-52-14-8h15l33-383h9c-2-8-3-16-3-25h-212l217-39c17-66 77-115 149-115 52 0 99 27 126 67l684-121h595l-1176 208h-76c0 67-43 124-103 145l-25 278 307 176c38-74 115-125 205-125z">
            <text:p/>
          </draw:path>
          <draw:path draw:style-name="gr5" draw:text-style-name="P1" draw:layer="layout" svg:width="1.77cm" svg:height="2.193cm" svg:x="10.604cm" svg:y="9.617cm" svg:viewBox="0 0 1771 2194" svg:d="M903 1512c112 0 206-82 225-189h30 38l447-259h-10l-8-86 8-4h-8l-3-38 2-2h-3l-7-78c62-20 106-78 106-146 0-85-68-153-153-153-57 0-106 30-133 76h-21l4 43c-2 11-4 22-4 34 0 21 5 41 12 59l14 166-281 162v-334l226-130h4v-2l5-3h-6l-44-506h-21l113-122h-317l16 122h-10l36 407-4 2h-561v9l-27-23h-5l-34-395h-12l12-122h-317l117 122h-20l44 511h12l230 193v370l-398 230h-37l1 20-8 5h9l5 62-9 5h10l4 52-14 8h15l33 383h9c-2 8-3 16-3 25h-212l217 39c17 66 77 115 149 115 52 0 99-27 126-67l684 121h595l-1176-208h-76c0-67-43-124-103-145l-25-278 307-176c38 74 116 125 205 125z">
            <text:p/>
          </draw:path>
        </draw:g>
        <draw:g>
          <draw:rect draw:style-name="gr14" draw:text-style-name="P1" draw:layer="layout" svg:width="1.905cm" svg:height="2.54cm" svg:x="12.446cm" svg:y="4.445cm">
            <text:p/>
          </draw:rect>
          <draw:g>
            <draw:path draw:style-name="gr7" draw:text-style-name="P1" draw:layer="layout" svg:width="1.777cm" svg:height="1.825cm" svg:x="12.509cm" svg:y="5.057cm" svg:viewBox="0 0 1778 1826" svg:d="M1149 369c-103 0-186-83-186-184s83-185 186-185 185 83 185 185-83 184-185 184zM395 864c-47 0-86-39-86-86 0-35 20-65 49-79l162-280h2l11-24h464 217 6l-2 5 221 315h249c1 0 2 0 4 0 47 0 86 39 86 87s-39 86-86 86c-7 0-14-1-20-2v2h-112-209-8l-161-229-141 303h-2l441 864h-241l-396-776-30 350c1 7 2 15 2 23 0 56-43 103-98 110l-3 7h-714l96-207h511l32-371h-13l184-395h-202l-114 197h-14c1 4 1 9 1 14 0 47-39 86-86 86z">
              <text:p/>
            </draw:path>
            <draw:custom-shape draw:style-name="gr8" draw:text-style-name="P1" draw:layer="layout" svg:width="0.54cm" svg:height="0.044cm" draw:transform="rotate (0.1745329251994) translate (13.364cm 5.161cm)">
              <text:p/>
    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305cm" svg:height="0.246cm" draw:transform="rotate (0.1745329251994) translate (13.447cm 4.964cm)">
              <text:p/>
              <draw:enhanced-geometry svg:viewBox="0 0 21600 21600" draw:mirror-vertical="false" draw:path-stretchpoint-x="10800" draw:path-stretchpoint-y="10800" draw:text-areas="?f3 ?f4 ?f5 ?f6" draw:type="round-rectangle" draw:modifiers="6733.603238866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" draw:layer="layout" svg:width="0.123cm" svg:height="0.123cm" svg:x="13.777cm" svg:y="5.151cm">
              <text:p/>
    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rect draw:style-name="gr14" draw:text-style-name="P1" draw:layer="layout" svg:width="1.905cm" svg:height="2.54cm" draw:transform="rotate (3.1415926535892) translate (14.357cm 4.445cm)">
            <text:p/>
          </draw:rect>
          <draw:g>
            <draw:rect draw:style-name="gr1" draw:text-style-name="P1" draw:layer="layout" svg:width="1.905cm" svg:height="7.62cm" svg:x="12.446cm" svg:y="0.635cm">
              <text:p/>
            </draw:rect>
            <draw:line draw:style-name="gr2" draw:text-style-name="P1" draw:layer="layout" svg:x1="12.446cm" svg:y1="7.62cm" svg:x2="13.399cm" svg:y2="7.62cm">
              <text:p/>
            </draw:line>
            <draw:line draw:style-name="gr2" draw:text-style-name="P1" draw:layer="layout" svg:x1="13.411cm" svg:y1="1.27cm" svg:x2="14.364cm" svg:y2="1.27cm">
              <text:p/>
            </draw:line>
            <draw:line draw:style-name="gr3" draw:text-style-name="P1" draw:layer="layout" svg:x1="14.351cm" svg:y1="6.985cm" svg:x2="12.446cm" svg:y2="6.985cm">
              <text:p/>
            </draw:line>
            <draw:line draw:style-name="gr3" draw:text-style-name="P1" draw:layer="layout" svg:x1="14.351cm" svg:y1="1.905cm" svg:x2="12.446cm" svg:y2="1.905cm">
              <text:p/>
            </draw:line>
            <draw:line draw:style-name="gr3" draw:text-style-name="P1" draw:layer="layout" svg:x1="14.351cm" svg:y1="4.445cm" svg:x2="12.446cm" svg:y2="4.445cm">
              <text:p/>
            </draw:line>
          </draw:g>
          <draw:g>
            <draw:path draw:style-name="gr7" draw:text-style-name="P1" draw:layer="layout" svg:width="1.777cm" svg:height="1.825cm" svg:x="12.515cm" svg:y="2.007cm" svg:viewBox="0 0 1778 1826" svg:d="M1149 1457c-103 0-186 83-186 184s83 185 186 185 185-83 185-185-83-184-185-184zM395 962c-47 0-86 39-86 86 0 35 20 65 49 79l162 280h2l11 24h464 217 6l-2-5 221-315h249c1 0 2 0 4 0 47 0 86-39 86-87s-39-86-86-86c-7 0-14 1-20 2v-2h-112-209-8l-161 229-141-303h-2l441-864h-241l-396 776-30-350c1-7 2-15 2-23 0-56-43-103-98-110l-3-7h-714l96 207h511l32 371h-13l184 395h-202l-114-197h-14c1-4 1-9 1-14 0-47-39-86-86-86z">
              <text:p/>
            </draw:path>
            <draw:custom-shape draw:style-name="gr8" draw:text-style-name="P1" draw:layer="layout" svg:width="0.54cm" svg:height="0.045cm" draw:transform="rotate (0.1745329251994) translate (13.37cm 3.777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305cm" svg:height="0.246cm" draw:transform="rotate (0.1745329251994) translate (13.453cm 3.734cm)">
              <text:p/>
              <draw:enhanced-geometry svg:viewBox="0 0 21600 21600" draw:mirror-vertical="true" draw:path-stretchpoint-x="10800" draw:path-stretchpoint-y="10800" draw:text-areas="?f3 ?f4 ?f5 ?f6" draw:type="round-rectangle" draw:modifiers="6733.603238866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" draw:layer="layout" svg:width="0.123cm" svg:height="0.123cm" svg:x="13.783cm" svg:y="3.613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rect draw:style-name="gr15" draw:text-style-name="P1" draw:layer="layout" svg:width="1.905cm" svg:height="2.54cm" svg:x="14.351cm" svg:y="4.445cm">
            <text:p/>
          </draw:rect>
          <draw:g>
            <draw:path draw:style-name="gr7" draw:text-style-name="P1" draw:layer="layout" svg:width="0.37cm" svg:height="0.368cm" svg:x="15.377cm" svg:y="5.057cm" svg:viewBox="0 0 371 369" svg:d="M186 369c-103 0-186-83-186-184s83-185 186-185 185 83 185 185-83 184-185 184z">
              <text:p/>
            </draw:path>
            <draw:path draw:style-name="gr7" draw:text-style-name="P1" draw:layer="layout" svg:width="1.777cm" svg:height="1.43cm" svg:x="14.414cm" svg:y="5.452cm" svg:viewBox="0 0 1778 1431" svg:d="M395 469c-47 0-86-39-86-86 0-35 20-65 49-79l162-280h2l11-24h464 217 6l-2 5 221 315h249c1 0 2 0 4 0 47 0 86 39 86 87s-39 86-86 86c-7 0-14-1-20-2v2h-112-209-8l-161-229-141 303h-2l441 864h-241l-396-776-30 350c1 7 2 15 2 23 0 56-43 103-98 110l-3 7h-714l96-207h511l32-371h-13l184-395h-202l-114 197h-14c1 4 1 9 1 14 0 47-39 86-86 86z">
              <text:p/>
            </draw:path>
          </draw:g>
          <draw:rect draw:style-name="gr15" draw:text-style-name="P1" draw:layer="layout" svg:width="1.905cm" svg:height="2.54cm" draw:transform="rotate (3.1415926535892) translate (16.25cm 4.445cm)">
            <text:p/>
          </draw:rect>
          <draw:g>
            <draw:rect draw:style-name="gr1" draw:text-style-name="P1" draw:layer="layout" svg:width="1.905cm" svg:height="7.62cm" svg:x="14.339cm" svg:y="0.635cm">
              <text:p/>
            </draw:rect>
            <draw:line draw:style-name="gr2" draw:text-style-name="P1" draw:layer="layout" svg:x1="14.339cm" svg:y1="7.62cm" svg:x2="15.292cm" svg:y2="7.62cm">
              <text:p/>
            </draw:line>
            <draw:line draw:style-name="gr2" draw:text-style-name="P1" draw:layer="layout" svg:x1="15.304cm" svg:y1="1.27cm" svg:x2="16.257cm" svg:y2="1.27cm">
              <text:p/>
            </draw:line>
            <draw:line draw:style-name="gr3" draw:text-style-name="P1" draw:layer="layout" svg:x1="16.244cm" svg:y1="6.985cm" svg:x2="14.339cm" svg:y2="6.985cm">
              <text:p/>
            </draw:line>
            <draw:line draw:style-name="gr3" draw:text-style-name="P1" draw:layer="layout" svg:x1="16.244cm" svg:y1="1.905cm" svg:x2="14.339cm" svg:y2="1.905cm">
              <text:p/>
            </draw:line>
            <draw:line draw:style-name="gr3" draw:text-style-name="P1" draw:layer="layout" svg:x1="16.244cm" svg:y1="4.445cm" svg:x2="14.339cm" svg:y2="4.445cm">
              <text:p/>
            </draw:line>
          </draw:g>
          <draw:g>
            <draw:path draw:style-name="gr7" draw:text-style-name="P1" draw:layer="layout" svg:width="0.37cm" svg:height="0.368cm" svg:x="15.371cm" svg:y="3.464cm" svg:viewBox="0 0 371 369" svg:d="M186 0c-103 0-186 83-186 184s83 185 186 185 185-83 185-185-83-184-185-184z">
              <text:p/>
            </draw:path>
            <draw:path draw:style-name="gr7" draw:text-style-name="P1" draw:layer="layout" svg:width="1.777cm" svg:height="1.43cm" svg:x="14.408cm" svg:y="2.007cm" svg:viewBox="0 0 1778 1431" svg:d="M395 962c-47 0-86 39-86 86 0 35 20 65 49 79l162 280h2l11 24h464 217 6l-2-5 221-315h249c1 0 2 0 4 0 47 0 86-39 86-87s-39-86-86-86c-7 0-14 1-20 2v-2h-112-209-8l-161 229-141-303h-2l441-864h-241l-396 776-30-350c1-7 2-15 2-23 0-56-43-103-98-110l-3-7h-714l96 207h511l32 371h-13l184 395h-202l-114-197h-14c1-4 1-9 1-14 0-47-39-86-86-86z">
              <text:p/>
            </draw:path>
          </draw:g>
        </draw:g>
        <draw:g>
          <draw:rect draw:style-name="gr4" draw:text-style-name="P1" draw:layer="layout" svg:width="1.905cm" svg:height="2.54cm" draw:transform="rotate (3.1415926535892) translate (14.339cm 12.065cm)">
            <text:p/>
          </draw:rect>
          <draw:rect draw:style-name="gr4" draw:text-style-name="P1" draw:layer="layout" svg:width="1.905cm" svg:height="2.54cm" svg:x="12.434cm" svg:y="12.065cm">
            <text:p/>
          </draw:rect>
          <draw:g>
            <draw:rect draw:style-name="gr1" draw:text-style-name="P1" draw:layer="layout" svg:width="1.905cm" svg:height="7.62cm" svg:x="12.434cm" svg:y="8.255cm">
              <text:p/>
            </draw:rect>
            <draw:line draw:style-name="gr2" draw:text-style-name="P1" draw:layer="layout" svg:x1="12.434cm" svg:y1="15.24cm" svg:x2="13.387cm" svg:y2="15.24cm">
              <text:p/>
            </draw:line>
            <draw:line draw:style-name="gr2" draw:text-style-name="P1" draw:layer="layout" svg:x1="13.399cm" svg:y1="8.89cm" svg:x2="14.352cm" svg:y2="8.89cm">
              <text:p/>
            </draw:line>
            <draw:line draw:style-name="gr3" draw:text-style-name="P1" draw:layer="layout" svg:x1="14.339cm" svg:y1="14.605cm" svg:x2="12.434cm" svg:y2="14.605cm">
              <text:p/>
            </draw:line>
            <draw:line draw:style-name="gr3" draw:text-style-name="P1" draw:layer="layout" svg:x1="14.339cm" svg:y1="9.525cm" svg:x2="12.434cm" svg:y2="9.525cm">
              <text:p/>
            </draw:line>
            <draw:line draw:style-name="gr3" draw:text-style-name="P1" draw:layer="layout" svg:x1="14.339cm" svg:y1="12.065cm" svg:x2="12.434cm" svg:y2="12.065cm">
              <text:p/>
            </draw:line>
          </draw:g>
          <draw:path draw:style-name="gr5" draw:text-style-name="P1" draw:layer="layout" svg:width="1.77cm" svg:height="2.193cm" svg:x="12.51cm" svg:y="12.319cm" svg:viewBox="0 0 1771 2194" svg:d="M903 682c112 0 206 82 225 189h30 38l447 259h-10l-8 86 8 4h-8l-3 38 2 2h-3l-7 78c62 20 106 78 106 146 0 85-69 153-153 153-57 0-106-30-133-76h-21l4-43c-2-11-4-22-4-34 0-21 5-41 12-59l14-166-281-162v334l226 130h4v2l5 3h-6l-44 506h-21l113 122h-317l16-122h-10l36-407-4-2h-561v-9l-27 23h-5l-35 395h-11l12 122h-317l117-122h-20l44-511h12l230-193v-370l-398-230h-37l1-20-8-5h9l5-62-9-5h10l4-52-14-8h15l33-383h9c-2-8-3-16-3-25h-212l217-39c17-66 77-115 149-115 52 0 99 27 126 67l684-121h595l-1176 208h-76c0 67-43 124-103 145l-25 278 307 176c38-74 115-125 205-125z">
            <text:p/>
          </draw:path>
          <draw:path draw:style-name="gr5" draw:text-style-name="P1" draw:layer="layout" svg:width="1.77cm" svg:height="2.193cm" svg:x="12.509cm" svg:y="9.617cm" svg:viewBox="0 0 1771 2194" svg:d="M903 1512c112 0 206-82 225-189h30 38l447-259h-10l-8-86 8-4h-8l-3-38 2-2h-3l-7-78c62-20 106-78 106-146 0-85-68-153-153-153-57 0-106 30-133 76h-21l4 43c-2 11-4 22-4 34 0 21 5 41 12 59l14 166-281 162v-334l226-130h4v-2l5-3h-6l-44-506h-21l113-122h-317l16 122h-10l36 407-4 2h-561v9l-27-23h-5l-34-395h-12l12-122h-317l117 122h-20l44 511h12l230 193v370l-398 230h-37l1 20-8 5h9l5 62-9 5h10l4 52-14 8h15l33 383h9c-2 8-3 16-3 25h-212l217 39c17 66 77 115 149 115 52 0 99-27 126-67l684 121h595l-1176-208h-76c0-67-43-124-103-145l-25-278 307-176c38 74 116 125 205 125z">
            <text:p/>
          </draw:path>
        </draw:g>
        <draw:g>
          <draw:rect draw:style-name="gr4" draw:text-style-name="P1" draw:layer="layout" svg:width="1.905cm" svg:height="2.54cm" svg:x="14.351cm" svg:y="12.065cm">
            <text:p/>
          </draw:rect>
          <draw:path draw:style-name="gr16" draw:text-style-name="P1" draw:layer="layout" svg:width="0.952cm" svg:height="1.223cm" svg:x="14.827cm" svg:y="13.279cm" svg:viewBox="0 0 953 1224" svg:d="M0 1224h953v-114h-90v-86h-106v-80h-88l-89-324 92-336h85v-80h74c6 2 12 3 18 3 29 0 52-23 52-52 0-24-16-44-38-50v-1h-4c-3-1-6-1-10-1s-7 0-11 1l-221 1c-18-62-74-105-142-105s-124 44-141 105l-219 1c-5-2-11-3-17-3-29 0-52 23-52 52s23 52 52 52c6 0 12-1 18-3h81v80h86l91 336-88 324h-89v80h-107v86h-90z">
            <text:p/>
          </draw:path>
          <draw:path draw:style-name="gr17" draw:text-style-name="P1" draw:layer="layout" svg:width="0.761cm" svg:height="0.761cm" svg:x="14.929cm" svg:y="12.319cm" svg:viewBox="0 0 762 762" svg:d="M381 0c216 0 381 165 381 381s-165 381-381 381-381-165-381-381 165-381 381-381zM310 595v-143h-143v-142h143v-143h142v143h143v142h-143v143z">
            <text:p/>
          </draw:path>
          <draw:rect draw:style-name="gr4" draw:text-style-name="P1" draw:layer="layout" svg:width="1.905cm" svg:height="2.54cm" draw:transform="rotate (3.1415926535892) translate (16.262cm 12.065cm)">
            <text:p/>
          </draw:rect>
          <draw:g>
            <draw:rect draw:style-name="gr1" draw:text-style-name="P1" draw:layer="layout" svg:width="1.905cm" svg:height="7.62cm" svg:x="14.351cm" svg:y="8.255cm">
              <text:p/>
            </draw:rect>
            <draw:line draw:style-name="gr2" draw:text-style-name="P1" draw:layer="layout" svg:x1="14.351cm" svg:y1="15.24cm" svg:x2="15.304cm" svg:y2="15.24cm">
              <text:p/>
            </draw:line>
            <draw:line draw:style-name="gr2" draw:text-style-name="P1" draw:layer="layout" svg:x1="15.316cm" svg:y1="8.89cm" svg:x2="16.269cm" svg:y2="8.89cm">
              <text:p/>
            </draw:line>
            <draw:line draw:style-name="gr3" draw:text-style-name="P1" draw:layer="layout" svg:x1="16.256cm" svg:y1="14.605cm" svg:x2="14.351cm" svg:y2="14.605cm">
              <text:p/>
            </draw:line>
            <draw:line draw:style-name="gr3" draw:text-style-name="P1" draw:layer="layout" svg:x1="16.256cm" svg:y1="9.525cm" svg:x2="14.351cm" svg:y2="9.525cm">
              <text:p/>
            </draw:line>
            <draw:line draw:style-name="gr3" draw:text-style-name="P1" draw:layer="layout" svg:x1="16.256cm" svg:y1="12.065cm" svg:x2="14.351cm" svg:y2="12.065cm">
              <text:p/>
            </draw:line>
          </draw:g>
          <draw:path draw:style-name="gr16" draw:text-style-name="P1" draw:layer="layout" svg:width="0.952cm" svg:height="1.223cm" svg:x="14.833cm" svg:y="9.627cm" svg:viewBox="0 0 953 1224" svg:d="M0 0h953v114h-90v86h-106v80h-88l-89 324 92 336h85v80h74c6-2 12-3 18-3 29 0 52 23 52 52 0 24-16 44-38 50v1h-4c-3 1-6 1-10 1s-7 0-11-1l-221-1c-18 62-74 105-142 105s-124-44-141-105l-219-1c-5 2-11 3-17 3-29 0-52-23-52-52s23-52 52-52c6 0 12 1 18 3h81v-80h86l91-336-88-324h-89v-80h-107v-86h-90z">
            <text:p/>
          </draw:path>
          <draw:path draw:style-name="gr17" draw:text-style-name="P1" draw:layer="layout" svg:width="0.761cm" svg:height="0.761cm" svg:x="14.935cm" svg:y="11.049cm" svg:viewBox="0 0 762 762" svg:d="M381 762c216 0 381-165 381-381s-165-381-381-381-381 165-381 381 165 381 381 381zM310 167v143h-143v142h143v143h142v-143h143v-142h-143v-143z">
            <text:p/>
          </draw:path>
        </draw:g>
        <draw:custom-shape draw:style-name="gr18" draw:text-style-name="P2" draw:layer="layout" svg:width="1.905cm" svg:height="1.905cm" svg:x="17.653cm" svg:y="0.635cm">
          <text:p text:style-name="P2"><text:span text:style-name="T1">Health</text:span></text:p>
          <text:p text:style-name="P2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905cm" svg:height="1.905cm" svg:x="19.558cm" svg:y="0.635cm">
          <text:p text:style-name="P2"><text:span text:style-name="T1">Health</text:span></text:p>
          <text:p text:style-name="P2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905cm" svg:height="1.905cm" svg:x="17.653cm" svg:y="2.54cm">
          <text:p text:style-name="P2"><text:span text:style-name="T1">Health</text:span></text:p>
          <text:p text:style-name="P2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905cm" svg:height="1.905cm" svg:x="19.558cm" svg:y="2.54cm">
          <text:p text:style-name="P2"><text:span text:style-name="T1">Health</text:span></text:p>
          <text:p text:style-name="P2"><text:span text:style-name="T1">-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1.016cm" fo:margin-right="1.016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hoto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 Klutzke</meta:initial-creator>
    <meta:creation-date>2009-05-13T17:30:37.14</meta:creation-date>
    <dc:date>2017-10-16T08:59:24.45</dc:date>
    <dc:creator>Carl Klutzke</dc:creator>
    <meta:editing-duration>P2DT20H25M2S</meta:editing-duration>
    <meta:editing-cycles>142</meta:editing-cycles>
    <meta:generator>OpenOffice/4.1.2$Win32 OpenOffice.org_project/412m3$Build-9782</meta:generator>
    <meta:printed-by>Carl Klutzke</meta:printed-by>
    <meta:print-date>2012-04-20T05:56:05.34</meta:print-date>
    <meta:document-statistic meta:object-count="213"/>
    <meta:user-defined meta:name="Info 1"/>
    <meta:user-defined meta:name="Info 2"/>
    <meta:user-defined meta:name="Info 3"/>
    <meta:user-defined meta:name="Info 4"/>
  </office:meta>
</office:document-meta>
</file>